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1c4587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tidades</text:p>
          </table:table-cell>
          <table:table-cell table:style-name="ce9" table:number-columns-repeated="2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Proprietários</text:p>
          </table:table-cell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Indivíduos que possuem um ou mais imóveis cadastrados na plataforma de aluguel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Nome do a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mínio de valores válidos</text:p>
          </table:table-cell>
          <table:table-cell table:style-name="ce4" office:value-type="string" calcext:value-type="string">
            <text:p>Obrigatório?</text:p>
          </table:table-cell>
          <table:table-cell table:style-name="ce4" office:value-type="string" calcext:value-type="string">
            <text:p>Regras de negóci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entificador</text:p>
            <text:p>Mono</text:p>
            <text:p>Simples</text:p>
          </table:table-cell>
          <table:table-cell table:style-name="ce5" office:value-type="string" calcext:value-type="string">
            <text:p>Dígitos em formato texto, 11 caractere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Nome comple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Data de nascimen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Só aceitar usuários com mais de 18 ano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Verificar regra de formação de e-mail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lefone celular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com 9 dígito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móveis <text:s/></text:p>
          </table:table-cell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Imóveis disponíveis para aluguel, cadastrados por seus proprietários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Nome do a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mínio de valores válidos</text:p>
          </table:table-cell>
          <table:table-cell table:style-name="ce4" office:value-type="string" calcext:value-type="string">
            <text:p>Obrigatório?</text:p>
          </table:table-cell>
          <table:table-cell table:style-name="ce4" office:value-type="string" calcext:value-type="string">
            <text:p>Regras de negóci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ID Imóvel</text:p>
          </table:table-cell>
          <table:table-cell table:style-name="ce5" office:value-type="string" calcext:value-type="string">
            <text:p>Identificador</text:p>
            <text:p>Mono</text:p>
            <text:p>Simples</text:p>
          </table:table-cell>
          <table:table-cell table:style-name="ce5" office:value-type="string" calcext:value-type="string">
            <text:p>Número inteiro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Número sequencial fornecido pela plataform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500 caracteres</text:p>
          </table:table-cell>
          <table:table-cell table:style-name="ce5" office:value-type="string" calcext:value-type="string">
            <text:p>Não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Endereço completo</text:p>
          </table:table-cell>
          <table:table-cell table:style-name="ce5" office:value-type="string" calcext:value-type="string">
            <text:p>Mono</text:p>
            <text:p>Composto</text:p>
          </table:table-cell>
          <table:table-cell table:style-name="ce5"/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Composto por logradouro, número, complemento, bairro, cidade, estado e CE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ogradour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Preencher automaticamente a partir do CE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úmer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25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Número inteiro ou "Sem número"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mplemen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25 caracteres</text:p>
          </table:table-cell>
          <table:table-cell table:style-name="ce5" office:value-type="string" calcext:value-type="string">
            <text:p>Não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>
            <text:p>Bairr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Preencher automaticamente a partir do CE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idade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Preencher automaticamente a partir do CE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stad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Preencher automaticamente a partir do CEP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EP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com 8 dígito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Validar junto ao site dos correio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úmero de quartos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até 3 dígito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Só aceitar usuários com mais de 18 ano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úmero de banheiros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até 3 dígito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Vaga de garagem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Sim ou Não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Aceita animais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Sim ou Não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Diária para uma pessoa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real até 6 dígitos e duas casas decimai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Adicional por pessoa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real até 6 dígitos e duas casas decimai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Ocupação máxima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até 3 dígito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Avaliações</text:p>
          </table:table-cell>
          <table:table-cell table:style-name="ce5" office:value-type="string" calcext:value-type="string">
            <text:p>Mono</text:p>
            <text:p>Composto</text:p>
          </table:table-cell>
          <table:table-cell table:style-name="ce5"/>
          <table:table-cell table:style-name="ce5" office:value-type="string" calcext:value-type="string">
            <text:p>Não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>
            <text:p>Locatário</text:p>
          </table:table-cell>
          <table:table-cell table:style-name="ce5" office:value-type="string" calcext:value-type="string">
            <text:p>Mono</text:p>
            <text:p>Composto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5" office:value-type="string" calcext:value-type="string">
            <text:p>Mono</text:p>
            <text:p>Composto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>
            <text:p>Texto</text:p>
          </table:table-cell>
          <table:table-cell table:style-name="ce5" office:value-type="string" calcext:value-type="string">
            <text:p>Mono</text:p>
            <text:p>Composto</text:p>
          </table:table-cell>
          <table:table-cell table:style-name="ce5" office:value-type="string" calcext:value-type="string">
            <text:p>Texto até 500 caracteres</text:p>
          </table:table-cell>
          <table:table-cell table:style-name="ce5" office:value-type="string" calcext:value-type="string">
            <text:p>Não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>
            <text:p>Nota</text:p>
          </table:table-cell>
          <table:table-cell table:style-name="ce5" office:value-type="string" calcext:value-type="string">
            <text:p>Mono</text:p>
            <text:p>Composto</text:p>
          </table:table-cell>
          <table:table-cell table:style-name="ce5" office:value-type="string" calcext:value-type="string">
            <text:p>Número inteiro, com valor no intervalo fechado 0 a 10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nteressados</text:p>
          </table:table-cell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Indivíduos que pretendem alugar um imóvel por temporada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Nome do a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mínio de valores válidos</text:p>
          </table:table-cell>
          <table:table-cell table:style-name="ce4" office:value-type="string" calcext:value-type="string">
            <text:p>Obrigatório?</text:p>
          </table:table-cell>
          <table:table-cell table:style-name="ce4" office:value-type="string" calcext:value-type="string">
            <text:p>Regras de negóci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Identificador</text:p>
            <text:p>Mono</text:p>
            <text:p>Simples</text:p>
          </table:table-cell>
          <table:table-cell table:style-name="ce5" office:value-type="string" calcext:value-type="string">
            <text:p>Dígitos em formato texto, 11 caractere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Nome comple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Data de nascimen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Só aceitar usuários com mais de 18 ano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100 caracteres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Verificar regra de formação de e-mail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lefone celular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com 9 dígito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Relacionamentos</text:p>
          </table:table-cell>
          <table:table-cell table:style-name="ce9" table:number-columns-repeated="2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dastro Imóvel</text:p>
          </table:table-cell>
          <table:table-cell table:style-name="ce11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Entidades envolvidas</text:p>
          </table:table-cell>
          <table:table-cell table:style-name="ce3" office:value-type="string" calcext:value-type="string">
            <text:p>Proprietários; Imóvei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dinalidade</text:p>
          </table:table-cell>
          <table:table-cell table:style-name="ce10" office:value-type="string" calcext:value-type="string">
            <text:p>Proprietários</text:p>
          </table:table-cell>
          <table:table-cell table:style-name="ce12" office:value-type="string" calcext:value-type="string">
            <text:p>Mínimo 1</text:p>
            <text:p>Máximo 1</text:p>
          </table:table-cell>
          <table:table-cell table:style-name="ce10" office:value-type="string" calcext:value-type="string">
            <text:p>Imóveis</text:p>
          </table:table-cell>
          <table:table-cell table:style-name="ce12" office:value-type="string" calcext:value-type="string">
            <text:p>Mínimo 1</text:p>
            <text:p>Máximo 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Relacionamento entre indivíduos que possuem imóveis, e seus imóveis cadastrados na plataform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Reserva</text:p>
          </table:table-cell>
          <table:table-cell table:style-name="ce11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Entidades envolvidas</text:p>
          </table:table-cell>
          <table:table-cell table:style-name="ce3" office:value-type="string" calcext:value-type="string">
            <text:p>Imóveis; Interessado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ardinalidade</text:p>
          </table:table-cell>
          <table:table-cell table:style-name="ce10" office:value-type="string" calcext:value-type="string">
            <text:p>Imóveis</text:p>
          </table:table-cell>
          <table:table-cell table:style-name="ce12" office:value-type="string" calcext:value-type="string">
            <text:p>Mínimo 0</text:p>
            <text:p>Máximo N</text:p>
          </table:table-cell>
          <table:table-cell table:style-name="ce10" office:value-type="string" calcext:value-type="string">
            <text:p>Interessados</text:p>
          </table:table-cell>
          <table:table-cell table:style-name="ce12" office:value-type="string" calcext:value-type="string">
            <text:p>Mínimo 0</text:p>
            <text:p>Máximo 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Relacionamento entre indivíduos que querem alugar um imóvel e o imóvel escolhi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me do atribu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omínio de valores válidos</text:p>
          </table:table-cell>
          <table:table-cell table:style-name="ce4" office:value-type="string" calcext:value-type="string">
            <text:p>Obrigatório?</text:p>
          </table:table-cell>
          <table:table-cell table:style-name="ce4" office:value-type="string" calcext:value-type="string">
            <text:p>Regras de negóci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 de iníci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Não pode haver mais do que uma reserva do mesmo imóvel com interseção do período de duração; Não pode haver reservas do mesmo locatário no mesmo período, mesmo de imóveis diferente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 de fim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Não pode haver mais do que uma reserva do mesmo imóvel com interseção do período de duração; Não pode haver reservas do mesmo locatário no mesmo período, mesmo de imóveis diferente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úmero de pessoas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inteiro até 3 dígito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Valor da reserva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Número real até 6 dígitos e duas casas decimais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Data de pagamen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string" calcext:value-type="string">
            <text:p>Data de pagamento deve ser anterior a data de iníci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tatus da reserva</text:p>
          </table:table-cell>
          <table:table-cell table:style-name="ce5" office:value-type="string" calcext:value-type="string">
            <text:p>Identificador</text:p>
            <text:p>Mono</text:p>
            <text:p>Simples</text:p>
          </table:table-cell>
          <table:table-cell table:style-name="ce5" office:value-type="string" calcext:value-type="string">
            <text:p>Ativa ou</text:p>
            <text:p>Cancelada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Reembolso efetuad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Sim ou Não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string" calcext:value-type="string">
            <text:p>Reembolso só deve existir para reservas cancelada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heck-in fei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Sim ou Não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Check-out feito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Sim ou Não</text:p>
          </table:table-cell>
          <table:table-cell table:style-name="ce5" office:value-type="string" calcext:value-type="string">
            <text:p>Sim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Observações hóspede</text:p>
          </table:table-cell>
          <table:table-cell table:style-name="ce5" office:value-type="string" calcext:value-type="string">
            <text:p>Mono</text:p>
            <text:p>Simples</text:p>
          </table:table-cell>
          <table:table-cell table:style-name="ce5" office:value-type="string" calcext:value-type="string">
            <text:p>Texto até 500 caracteres</text:p>
          </table:table-cell>
          <table:table-cell table:style-name="ce5" office:value-type="string" calcext:value-type="string">
            <text:p>Não</text:p>
          </table:table-cell>
          <table:table-cell table:style-name="ce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9" meta:object-count="0"/>
    <meta:generator>LibreOfficeDev/6.0.5.2$Linux_X86_64 LibreOffice_project/</meta:generator>
  </office:meta>
</office:document-meta>
</file>